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4" svg:x="0.03938in" svg:y="0.56863in" svg:width="4.22103in" svg:height="3.76582in" style:rel-width="scale" style:rel-height="scale">
          <draw:image xlink:href="media/image1.jpg" xlink:type="simple" xlink:show="embed" xlink:actuate="onLoad"/>
          <svg:title/>
          <svg:desc>Icono

Descripción generada automáticamente</svg:desc>
        </draw:frame>
        <draw:frame draw:id="id64" draw:style-name="a382" draw:name="Imagen 6" svg:x="4.48037in" svg:y="0.56131in" svg:width="3.90891in" svg:height="3.76582in" style:rel-width="scale" style:rel-height="scale">
          <draw:image xlink:href="media/image2.jpg" xlink:type="simple" xlink:show="embed" xlink:actuate="onLoad"/>
          <svg:title/>
          <svg:desc>Logotipo

Descripción generada automáticamente</svg:desc>
        </draw:frame>
        <draw:frame draw:id="id65" draw:style-name="a383" draw:name="Imagen 8" svg:x="8.38928in" svg:y="0.13924in" svg:width="4.23184in" svg:height="5.68987in" style:rel-width="scale" style:rel-height="scale">
          <draw:image xlink:href="media/image3.jpg" xlink:type="simple" xlink:show="embed" xlink:actuate="onLoad"/>
          <svg:title/>
          <svg:desc>Logotipo

Descripción generada automáticamente</svg:desc>
        </draw:frame>
        <draw:frame draw:id="id66" draw:style-name="a386" draw:name="CuadroTexto 10" svg:x="8.91456in" svg:y="5.75316in" svg:width="3.16139in" svg:height="0.40391in">
          <draw:text-box>
            <text:p text:style-name="a385" text:class-names="" text:cond-style-name=""><text:span text:style-name="a384" text:class-names="">11 <text:s text:c="1"/>cm ancho x17 cm alto</text:span></text:p>
          </draw:text-box>
          <svg:title/>
          <svg:desc/>
        </draw:frame>
        <draw:frame draw:id="id67" draw:style-name="a389" draw:name="CuadroTexto 12" svg:x="1.25633in" svg:y="4.35221in" svg:width="1.7943in" svg:height="0.40391in">
          <draw:text-box>
            <text:p text:style-name="a388" text:class-names="" text:cond-style-name=""><text:span text:style-name="a387" text:class-names="">22 cm x 22 cm</text:span></text:p>
          </draw:text-box>
          <svg:title/>
          <svg:desc/>
        </draw:frame>
        <draw:frame draw:id="id68" draw:style-name="a392" draw:name="CuadroTexto 14" svg:x="5.53134in" svg:y="4.32714in" svg:width="1.80696in" svg:height="0.41081in">
          <draw:text-box>
            <text:p text:style-name="a391" text:class-names="" text:cond-style-name=""><text:span text:style-name="a390" text:class-names="">12cm x 12c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/05/2024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/05/2024</text:date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/05/2024</text:date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/05/2024</text:date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/05/2024</text:date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/05/2024</text:date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/05/2024</text:date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/05/2024</text:date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/05/2024</text:date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/05/2024</text:date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/05/2024</text:date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/05/2024</text:date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sentación de PowerPoint</dc:title>
    <meta:initial-creator>Cesar Molina</meta:initial-creator>
    <dc:creator>Cesar Molina</dc:creator>
    <meta:creation-date>2024-05-30T15:54:44Z</meta:creation-date>
    <dc:date>2024-06-23T23:48:38Z</dc:date>
    <meta:editing-cycles>4</meta:editing-cycles>
    <meta:editing-duration>PT420S</meta:editing-duration>
    <meta:document-statistic meta:paragraph-count="3" meta:word-count="14"/>
  </office:meta>
</office:document-meta>
</file>